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7 Notes</text:p>
      <text:p text:style-name="Standard"/>
      <text:p text:style-name="Standard">7.1</text:p>
      <text:p text:style-name="Standard">Another Look at Hyperlinks</text:p>
      <text:p text:style-name="Standard"/>
      <text:p text:style-name="Standard">More on Relative Linking</text:p>
      <text:p text:style-name="Standard">-often designers will make a main folder with various subfolders to organize the site (ie, folder for images, folder for pages, folder for events)</text:p>
      <text:p text:style-name="Standard">-if you're relative linking to a file that is located in another folder, use both the folder name and the file name in the relative link</text:p>
      <text:p text:style-name="Standard">-example:</text:p>
      <text:p text:style-name="Standard">&lt;a href=”rooms/canyon.html”&gt;Canyon&lt;/a&gt;</text:p>
      <text:p text:style-name="Standard"/>
      <text:p text:style-name="Standard">-when linking to a file that is up one directory level from the current page, use the “../” notation</text:p>
      <text:p text:style-name="Standard">-when linking to a file that is in a folder on the same level as the current folder, the href value will use the “../” notation to indicate moving up one level; then specify the desired folder</text:p>
      <text:p text:style-name="Standard">-example:</text:p>
      <text:p text:style-name="Standard">&lt;a href=”../index.html”&gt;Home&lt;/a&gt;</text:p>
      <text:p text:style-name="Standard">&lt;a href=”../events/weekend.html”&gt;Weekend Events&lt;/a&gt;</text:p>
      <text:p text:style-name="Standard"/>
      <text:p text:style-name="Standard">Fragment Identifiers</text:p>
      <text:p text:style-name="Standard">-there are times where you need to provide the capability to link to a specific portion of a web page instead of the top, you can do this by coding a hyperlink to a fragment identifier</text:p>
      <text:p text:style-name="Standard">-you can code a hyperlink to a fragment identifier (sometimes called a named fragment or fragment id) which is simply an html element assigned to an id attribute</text:p>
      <text:p text:style-name="Standard">-there are two components to your coding when using fragment identifiers:</text:p>
      <text:list xml:id="list3260987012122694128" text:style-name="L1">
        <text:list-item>
          <text:p text:style-name="P1">The tag that identifies the named fragment of a web page: The tag must be assigned to an id. For example, &lt;div id=”content”&gt;</text:p>
        </text:list-item>
        <text:list-item>
          <text:p text:style-name="P1">The anchor tag that links the named fragments on a web page</text:p>
        </text:list-item>
      </text:list>
      <text:p text:style-name="Standard">-FAQs often use fragment identifiers to jump to a specific part of the page and display the answer to a question</text:p>
      <text:p text:style-name="Standard">-linking to a named fragment is often seen on long web pages. You may see a “back to top” hyperlink that a visitor could select to cause the browser to quickly scroll back to the top of the page</text:p>
      <text:p text:style-name="Standard">-another use of fragment identifiers is to help provide for accessibility. Web pages may have a fragment identifier to indicate the beginning of the actual page content</text:p>
      <text:p text:style-name="Standard">-when the visitor clicks on the “skip to content” hyperlink, the browser links to the fragment identifier and shifts focus to the content area of the page. This “skip to content” or “skip navigation” link provides a way for screen reader users to skip repetitive navigation links</text:p>
      <text:p text:style-name="Standard">-examples:</text:p>
      <text:p text:style-name="Standard">&lt;a href=”#content”&gt;Skip to Content&lt;./a&gt;</text:p>
      <text:p text:style-name="Standard">(when the user activates the “Skip to Content” link, the browser shifts the display</text:p>
      <text:p text:style-name="Standard">&lt;h2 id=”content”&gt;</text:p>
      <text:p text:style-name="Standard">-a skip to content button is accomplished in 2 steps:</text:p>
      <text:list xml:id="list1399422133604499758" text:style-name="L2">
        <text:list-item>
          <text:p text:style-name="P2">Establish the target. Create the “skip to content” fragment identifier by configuring an element that begins the page content with an id, for example, &lt;div id=”content”&gt;</text:p>
        </text:list-item>
        <text:list-item>
          <text:p text:style-name="P2">Reference the target. At the point of the page where you want to place a hyperlink to the content, code an anchor element. User the href attribute and place a # symbol before the name of the fragment identifier </text:p>
          <text:p text:style-name="P2">ie. &lt;a href=”#content”&gt;Skip to Content&lt;/a&gt;</text:p>
        </text:list-item>
      </text:list>
      <text:p text:style-name="Standard"><text:soft-page-break/>-the hash mark indicates that the browser should search for an id on the same page. If you forget the hash mark, the browser will instead look for an external file</text:p>
      <text:p text:style-name="Standard"/>
      <text:p text:style-name="Standard">Legacy Alert</text:p>
      <text:p text:style-name="Standard">-older web pages may use the same attribute and refer to named anchors rather than fragment identifiers. This coding technique is obsolete and not valid in html5. Named anchors use the name attribute to identify or name the fragment. For example:</text:p>
      <text:p text:style-name="Standard">&lt;a name=”content” id=”content”&gt;&lt;/a&gt;</text:p>
      <text:p text:style-name="Standard"/>
      <text:p text:style-name="Standard">The Target Attribute</text:p>
      <text:p text:style-name="Standard">-you can configure the target attribute on an anchor tag with target=”_blank” to open a hyperlink in a new browser window or browser tab. For example:</text:p>
      <text:p text:style-name="Standard">&lt;a href=”<text:a xlink:type="simple" xlink:href="http://yahoo.com/" text:style-name="Internet_20_link" text:visited-style-name="Visited_20_Internet_20_Link">http://yahoo.com</text:a>” target=”_blank”&gt;Yahoo!&lt;/a&gt; will open Yahoo! Home page in a new browser window or tab.</text:p>
      <text:p text:style-name="Standard">-note that you cannot control whether the web page opens in a new window or opens in a new tab; this is dependent on your visitor's browser configuration</text:p>
      <text:p text:style-name="Standard"/>
      <text:p text:style-name="Standard">Block Anchor</text:p>
      <text:p text:style-name="Standard">-it's typical to use anchor tags to configure phrases or even just a single word as a hyperlink. Html5 provides a new function for the anchor tag, the block anchor</text:p>
      <text:p text:style-name="Standard">-a block anchor can configure one or more elements (even those that display as a block, such as a div, h1, or paragraph) as a hyperlink </text:p>
      <text:p text:style-name="Standard"/>
      <text:p text:style-name="Standard">Telephone and Text Message Hyperlinks</text:p>
      <text:p text:style-name="Standard">-it's easy to have a phone number on a web page place a call or send a SMS text message</text:p>
      <text:p text:style-name="Standard">-according to RFC 3966 you can configure a telephone hyperlink by using a telephone scheme: begin the href value with tel: followed by the phone number</text:p>
      <text:p text:style-name="Standard">-for example, to configure a telephone hyperlink on a web page for use by mobile browsers:</text:p>
      <text:p text:style-name="Standard">&lt;a href=”tel:888-555-5555”&gt;Call 888-555-5555&lt;/a&gt;</text:p>
      <text:p text:style-name="Standard">-RFC 5724 indicates that an SMS scheme hyperlink intended to send a text message can be configured by beginning the href value with sms:</text:p>
      <text:p text:style-name="Standard">-example:</text:p>
      <text:p text:style-name="Standard">&lt;a href=”sms:888-555-5555”&gt;Text 888-555-5555&lt;/a&gt;</text:p>
      <text:p text:style-name="Standard"/>
      <text:p text:style-name="Standard"/>
      <text:p text:style-name="Standard">7.2</text:p>
      <text:p text:style-name="Standard">CSS Sprites</text:p>
      <text:p text:style-name="Standard">-when browsers display web pages, they must make a separate http request for every file used by the page, including .css files and image files. Each http request takes time and resources</text:p>
      <text:p text:style-name="Standard">-a sprite is an image file that contains multiple small graphics</text:p>
      <text:p text:style-name="Standard">-using CSS to configure the small graphics combined in the sprite as background images for various web page elements is called CSS sprites, a technique made popular by David Shea</text:p>
      <text:p text:style-name="Standard">-the CSS Sprites technique uses the CSS background-image, background-repeat, and background-position properties to manipulate the placement of the background image</text:p>
      <text:p text:style-name="Standard">-the single graphics file saves download time because the browser only needs to make one http request for the combined image instead of many requests for the individual smaller images</text:p>
      <text:p text:style-name="Standard"/>
      <text:p text:style-name="Standard"/>
      <text:p text:style-name="Standard"/>
      <text:p text:style-name="Standard"><text:soft-page-break/>1.</text:p>
      <text:p text:style-name="Standard">Configure the background image for navigation hyperlinks. Add the following styles to the nav a selector to set the background image to sprites.gif with no repeat. The value right in the background-position property configures the lighthouse image to display at the right of the navigation element. The value 0 in backgroiund-position configures the display at offset 0 from the top (at the very top) so the first lighthouse image displays</text:p>
      <text:p text:style-name="Standard">nav a {</text:p>
      <text:p text:style-name="Standard"><text:tab/>text-decoration: none;</text:p>
      <text:p text:style-name="Standard"><text:tab/>display: block;</text:p>
      <text:p text:style-name="Standard"><text:tab/>padding: 20px;</text:p>
      <text:p text:style-name="Standard"><text:tab/>background-color: #b3c7e6;</text:p>
      <text:p text:style-name="Standard"><text:tab/>border-bottom 1px solid #ffffff;</text:p>
      <text:p text:style-name="Standard"><text:tab/>background-image: url(sprites.gif);</text:p>
      <text:p text:style-name="Standard"><text:tab/>background-repeat: no-repeat;</text:p>
      <text:p text:style-name="Standard"><text:tab/>background-position: right 0;</text:p>
      <text:p text:style-name="Standard">}</text:p>
      <text:p text:style-name="Standard">2.</text:p>
      <text:p text:style-name="Standard">Configure the second lighthouse image to display when the mouse pointer passes over the hyperlink. Add the following styles to the nav a: hover selector to display the second lighthouse image. The value right in the background-position property configures the lighthouse image to display at the right of the navigation element. The value -100px in the background-position property configures the display at an offset of 100 pixels down from the top so the second lighthouse image appears</text:p>
      <text:p text:style-name="Standard">nav a:hoever { </text:p>
      <text:p text:style-name="Standard"><text:tab/>background-color: #eaeaea'</text:p>
      <text:p text:style-name="Standard"><text:tab/>color: 869dc7;</text:p>
      <text:p text:style-name="Standard"><text:tab/>background-position: right -100px;</text:p>
      <text:p text:style-name="Standard">}</text:p>
      <text:p text:style-name="Standard"/>
      <text:p text:style-name="Standard">7.3</text:p>
      <text:p text:style-name="Standard">Three Column CSS Page Layout</text:p>
      <text:p text:style-name="Standard">-often a web page layout will consist of a header across the top of the page with three columns below: navigation, main content, and sidebar</text:p>
      <text:p text:style-name="Standard">-if you're thinking of this as a series of boxes, you're thinking correctly for configuring this page with css</text:p>
      <text:p text:style-name="Standard">-a key technique for our three column page is to code the left column with float:left and the right column with float:right. The center column occupies the middle of the browser window</text:p>
      <text:p text:style-name="Standard"/>
      <text:p text:style-name="Standard">Part 1: Code the HTML</text:p>
      <text:p text:style-name="Standard">&lt;!DOCTYPE html&gt;</text:p>
      <text:p text:style-name="Standard">&lt;html lang=”en”&gt;</text:p>
      <text:p text:style-name="Standard">&lt;head&gt;</text:p>
      <text:p text:style-name="Standard">&lt;title&gt;Door County Wildflowers&lt;/title&gt;</text:p>
      <text:p text:style-name="Standard">&lt;meta charset=”utf-8”&gt;</text:p>
      <text:p text:style-name="Standard">&lt;/head&gt;</text:p>
      <text:p text:style-name="Standard">&lt;body&gt;</text:p>
      <text:p text:style-name="Standard">&lt;div id=”container”&gt;</text:p>
      <text:p text:style-name="Standard"><text:tab/>&lt;header&gt;</text:p>
      <text:p text:style-name="Standard"><text:tab/>&lt;span&gt;&lt;a href=”#content”&gt;Skip to Content&lt;/a&gt;&lt;/span&gt;</text:p>
      <text:p text:style-name="Standard"><text:tab/><text:tab/>&lt;h1&gt;Door County Wildflowers&lt;/h1&gt;</text:p>
      <text:p text:style-name="Standard"><text:soft-page-break/><text:tab/>&lt;/header&gt;</text:p>
      <text:p text:style-name="Standard"><text:tab/>&lt;nav&gt;</text:p>
      <text:p text:style-name="Standard"><text:tab/>&lt;ul&gt;</text:p>
      <text:p text:style-name="Standard"><text:tab/><text:tab/>&lt;li&gt;&lt;a href=”index.html”&gt;Home&lt;/a&gt;&lt;/li&gt;</text:p>
      <text:p text:style-name="Standard"><text:tab/><text:tab/>&lt;li&gt;&lt;a href=”spring.html”&gt;Spring&lt;/a&gt;&lt;/li&gt;</text:p>
      <text:p text:style-name="Standard"><text:tab/><text:tab/>&lt;li&gt;&lt;a href=”summer.html”&gt;Summer&lt;/a&gt;&lt;/li&gt;</text:p>
      <text:p text:style-name="Standard"><text:tab/><text:tab/>&lt;li&gt;&lt;a href=”fall.html”&gt;Fall&lt;/a&gt;&lt;/li&gt;</text:p>
      <text:p text:style-name="Standard"><text:tab/><text:tab/>&lt;li&gt;&lt;a href=”contact.html”&gt;Contact&lt;/a&gt;&lt;/li&gt;</text:p>
      <text:p text:style-name="Standard"><text:tab/>&lt;/ul&gt;</text:p>
      <text:p text:style-name="Standard"><text:tab/>&lt;img src=”plsthumb.png” width=”100” height=”100” alt=”Orchid”&gt;</text:p>
      <text:p text:style-name="Standard"><text:tab/>&lt;/nav&gt;</text:p>
      <text:p text:style-name="Standard"><text:tab/>&lt;aside&gt;</text:p>
      <text:p text:style-name="Standard"><text:tab/><text:tab/>&lt;h3&gt;The Ridges&lt;/h3&gt;</text:p>
      <text:p text:style-name="Standard"><text:tab/><text:tab/>&lt;p class=”news”&gt;The ridges Nature Sanctuary offers wild orchid hikes during the summer months. For more info, visit &lt;a href=”<text:a xlink:type="simple" xlink:href="http://ridgessanctuary.org/" text:style-name="Internet_20_link" text:visited-style-name="Visited_20_Internet_20_Link">http://ridgessanctuary.org</text:a>”&gt;The Ridges&lt;/a&gt;.&lt;/p&gt;</text:p>
      <text:p text:style-name="Standard"><text:tab/><text:tab/>&lt;h3&gt;Newport State Park&lt;/h3&gt;</text:p>
      <text:p text:style-name="Standard"><text:tab/><text:tab/>&lt;p class=”news”&gt;The &lt;a href=”<text:a xlink:type="simple" xlink:href="http://newportwildernesssociety.org/" text:style-name="Internet_20_link" text:visited-style-name="Visited_20_Internet_20_Link">http://newportwildernesssociety.org</text:a>”&gt;Newport Wilderness Society&lt;/a&gt; sponsors free meadow hikes at 9am every Saturday. Stop by the park office to register.&lt;/p&gt;</text:p>
      <text:p text:style-name="Standard"><text:tab/>&lt;/aside&gt;</text:p>
      <text:p text:style-name="Standard">&lt;main id=”content”&gt;</text:p>
      <text:p text:style-name="Standard"><text:tab/>&lt;h2&gt;Door County&lt;/h2&gt;</text:p>
      <text:p text:style-name="Standard"><text:tab/>&lt;p&gt;Wisconsin &amp;#39;s Door County Peninsula is ecologically diverse &amp;mdash; upland and boreal forest, bogs, swamps, sand, and rock beaches, limestone escarpments, and farmlands.&lt;/p&gt;</text:p>
      <text:p text:style-name="Standard"><text:tab/>&lt;img src=”trillium.png” width=”200” height=”150” alt=”Trillium” class=”floatright”&gt;</text:p>
      <text:p text:style-name="Standard"><text:tab/><text:tab/>&lt;h3&gt;Explore the beauty &lt;br&gt;of Door County Wildflowers....&lt;/h3&gt;</text:p>
      <text:p text:style-name="Standard"><text:tab/>&lt;p&gt;With five state parks, tons of county parks, and private nature sanctuaries, Door County is teeming with natural areas for you to stalk your favorite wildflowers.&lt;/p&gt;</text:p>
      <text:p text:style-name="Standard"><text:tab/>&lt;footer&gt; Copyright &amp;copy; 2018 Door County Wild Flowers&lt;br&gt;</text:p>
      <text:p text:style-name="Standard"><text:tab/>&lt;/footer&gt;</text:p>
      <text:p text:style-name="Standard">&lt;/main&gt;</text:p>
      <text:p text:style-name="Standard">&lt;/div&gt;</text:p>
      <text:p text:style-name="Standard">&lt;/body&gt;</text:p>
      <text:p text:style-name="Standard">&lt;/html&gt;</text:p>
      <text:p text:style-name="Standard"/>
      <text:p text:style-name="Standard">Part 2: Code the Basic CSS</text:p>
      <text:p text:style-name="Standard">1 Support html5 elements in older browsers</text:p>
      <text:p text:style-name="Standard">header, nav, main, footer, aside { display: block; }</text:p>
      <text:p text:style-name="Standard">2 configure box sizing for all html elements</text:p>
      <text:p text:style-name="Standard">* { box-sizing: border-box; }</text:p>
      <text:p text:style-name="Standard">3 Body Element Selecgtor. Set margin to 0. configure background color to #FFFFFF</text:p>
      <text:p text:style-name="Standard">body { margin: 0;</text:p>
      <text:p text:style-name="Standard"><text:s text:c="12"/>background-color: #FFFFFF; }</text:p>
      <text:p text:style-name="Standard">4 Container</text:p>
      <text:p text:style-name="Standard">#container { background-color: #EEEEEE;</text:p>
      <text:p text:style-name="Standard"><text:s text:c="21"/>color: #006600;</text:p>
      <text:p text:style-name="Standard"><text:s text:c="21"/>min-width: 960px;</text:p>
      <text:p text:style-name="Standard"><text:s text:c="21"/>font-family: Verdana, Arial, sans-serif;</text:p>
      <text:p text:style-name="Standard">}</text:p>
      <text:p text:style-name="Standard"><text:soft-page-break/>5 Header</text:p>
      <text:p text:style-name="Standard">header { background-color: #636631;</text:p>
      <text:p text:style-name="Standard"><text:s text:c="15"/>background-image: url(showybg.jpg);</text:p>
      <text:p text:style-name="Standard"><text:s text:c="15"/>background-position: bottom;</text:p>
      <text:p text:style-name="Standard"><text:s text:c="15"/>background-repeat: repeat-x;</text:p>
      <text:p text:style-name="Standard"><text:s text:c="15"/>height: 120px;</text:p>
      <text:p text:style-name="Standard"><text:s text:c="15"/>color: #CC66CC;</text:p>
      <text:p text:style-name="Standard"><text:s text:c="15"/>text-align: right;</text:p>
      <text:p text:style-name="Standard"><text:s text:c="15"/>padding: 0 20px;</text:p>
      <text:p text:style-name="Standard"><text:s text:c="15"/>border-bottom: 2px solid #000000;</text:p>
      <text:p text:style-name="Standard">}</text:p>
      <text:p text:style-name="Standard">6 Left Column</text:p>
      <text:p text:style-name="Standard">-one of the keys to this three-column layout is that the left navigation column is designed to float to the left of the browser window</text:p>
      <text:p text:style-name="Standard">nav { float: left;</text:p>
      <text:p text:style-name="Standard"><text:s text:c="9"/>width: 150px; }</text:p>
      <text:p text:style-name="Standard">7 Right Column</text:p>
      <text:p text:style-name="Standard">aside { float: right;</text:p>
      <text:p text:style-name="Standard"><text:s text:c="12"/>width: 200px; }</text:p>
      <text:p text:style-name="Standard">8 Center</text:p>
      <text:p text:style-name="Standard">-the main content will take up all of the room that is available after the left and right columns float. The content area has a special need for margins because the left and right columns are floating on either side. Set the left margin to 160 pixels, the right margin to 210 pixels, and the remaining margins to 0. Also configure the padding for this area. Set the background (#FFFFFF) and text (#006600) colors</text:p>
      <text:p text:style-name="Standard">main { margin: 0 210px 0 160px;</text:p>
      <text:p text:style-name="Standard"><text:s text:c="12"/>padding: 1px 10px 20px 10px;</text:p>
      <text:p text:style-name="Standard"><text:s text:c="12"/>background-color: #FFFFFF;</text:p>
      <text:p text:style-name="Standard"><text:s text:c="12"/>color: #006600; }</text:p>
      <text:p text:style-name="Standard">9 Footer</text:p>
      <text:p text:style-name="Standard">-configure the footer with very small text that is centered. Clear the floated image in the center content area</text:p>
      <text:p text:style-name="Standard">footer { font-size: .70em;</text:p>
      <text:p text:style-name="Standard"><text:s text:c="13"/>text-align: center;</text:p>
      <text:p text:style-name="Standard"><text:s text:c="13"/>color: #006600;</text:p>
      <text:p text:style-name="Standard"><text:s text:c="13"/>background-color: #FFFFFF;</text:p>
      <text:p text:style-name="Standard"><text:s text:c="13"/>padding-top: 10px;</text:p>
      <text:p text:style-name="Standard"><text:s text:c="13"/>clear: both; }</text:p>
      <text:p text:style-name="Standard"/>
      <text:p text:style-name="Standard">Part 3 Continue Coding CSS</text:p>
      <text:p text:style-name="Standard">1 Header Area</text:p>
      <text:p text:style-name="Standard">a</text:p>
      <text:p text:style-name="Standard">-you can reduce the extra space between the h1 and header by setting 0 top margin for the h1 element selector. Also let's configure left alignment, text shadow, and a font size of 3em for the h1 selector</text:p>
      <text:p text:style-name="Standard">h1 { margin-top: 0;</text:p>
      <text:p text:style-name="Standard"><text:s text:c="8"/>font-size: 3em;</text:p>
      <text:p text:style-name="Standard"><text:s text:c="8"/>text-align: left;</text:p>
      <text:p text:style-name="Standard"><text:s text:c="8"/>text-shadow: 2px 2px 2px #000000;</text:p>
      <text:p text:style-name="Standard"/>
      <text:p text:style-name="Standard"/>
      <text:p text:style-name="Standard"><text:soft-page-break/>b</text:p>
      <text:p text:style-name="Standard">-configure the “skip to content” hyperlink in the header area with a .80em font size. Also configure pseudo-classes for :link, :visited, :hover, :active, and :focus with text color</text:p>
      <text:p text:style-name="Standard">header a { font-size: 0.80em; }</text:p>
      <text:p text:style-name="Standard">header a:link, header a:visited { color: #ffffff; }</text:p>
      <text:p text:style-name="Standard">header a:focus, header a:hover { color: #eeeeee; }</text:p>
      <text:p text:style-name="Standard"/>
      <text:p text:style-name="Standard">2 Left Navigation Column</text:p>
      <text:p text:style-name="Standard">a </text:p>
      <text:p text:style-name="Standard">-configure the unordered list in the nav element selector to provide for a 20 pixel top margin and not to display nay list markers</text:p>
      <text:p text:style-name="Standard">nav ul { margin-top: 20px;</text:p>
      <text:p text:style-name="Standard"><text:s text:c="14"/>list-style-type: none; }</text:p>
      <text:p text:style-name="Standard">-the text links should have no underline (text-decoration: none) and 1.2em font size. Configure pseudo-classes for :link, :visited, :hover, :active, and :focus with text color as shown below</text:p>
      <text:p text:style-name="Standard">nav a { text-decoration: none;</text:p>
      <text:p text:style-name="Standard"><text:s text:c="12"/>font-size: 1.2em; }</text:p>
      <text:p text:style-name="Standard">nav a:link { color: #006600; }</text:p>
      <text:p text:style-name="Standard">nav a:visited { color: #003300; }</text:p>
      <text:p text:style-name="Standard">nav a:focus, nav a:hoever { color: #cc66cc; }</text:p>
      <text:p text:style-name="Standard">nav a:active { color: #000000; }</text:p>
      <text:p text:style-name="Standard"/>
      <text:p text:style-name="Standard">b</text:p>
      <text:p text:style-name="Standard">-configure images in the nav element with a margin of 30 pixels</text:p>
      <text:p text:style-name="Standard">nav img { margin: 30px; }</text:p>
      <text:p text:style-name="Standard"/>
      <text:p text:style-name="Standard">3 Main Content</text:p>
      <text:p text:style-name="Standard">a</text:p>
      <text:p text:style-name="Standard">-configure the main content's paragraph element selector to display with a margin of 20 pixels</text:p>
      <text:p text:style-name="Standard">main p { margin: 20px; }</text:p>
      <text:p text:style-name="Standard"/>
      <text:p text:style-name="Standard">b</text:p>
      <text:p text:style-name="Standard">-configure the h2 and h3 element selectors in the main content with the same text color as the logo header text and the same background color as the main body of the page</text:p>
      <text:p text:style-name="Standard">main h2, main h3 { color: #cc66cc;</text:p>
      <text:p text:style-name="Standard"><text:s text:c="32"/>background-color: #ffffff; }</text:p>
      <text:p text:style-name="Standard"/>
      <text:p text:style-name="Standard">c</text:p>
      <text:p text:style-name="Standard">-create a floatright class to use a 10 pixel margin and float to the right</text:p>
      <text:p text:style-name="Standard">.floatright { margin: 10px;</text:p>
      <text:p text:style-name="Standard"><text:s text:c="20"/>float: right; }</text:p>
      <text:p text:style-name="Standard"/>
      <text:p text:style-name="Standard">4 Right Sidebar Column, This Column Is Contained Within The Aside Element</text:p>
      <text:p text:style-name="Standard">a</text:p>
      <text:p text:style-name="Standard">-configure the h3 element selector in this area with a 1 pixel black solid bottom border, 2 pixels of padding at the bottom, a 10 pixel margin, .90em font size, and the same text color as the logo header text </text:p>
      <text:p text:style-name="Standard">aside h3 { padding-bottom: 2px;</text:p>
      <text:p text:style-name="Standard"><text:s text:c="17"/>border-bottom: 1px solid #000000;</text:p>
      <text:p text:style-name="Standard"><text:soft-page-break/><text:s text:c="16"/>margin: 10px;</text:p>
      <text:p text:style-name="Standard"><text:s text:c="16"/>font-size: .9em;</text:p>
      <text:p text:style-name="Standard"><text:s text:c="16"/>color: #cc66cc; }</text:p>
      <text:p text:style-name="Standard"/>
      <text:p text:style-name="Standard">b</text:p>
      <text:p text:style-name="Standard">-configure a class called news that uses a small font and has a 10 pixel margin</text:p>
      <text:p text:style-name="Standard">.news { font-size: 0.80em;</text:p>
      <text:p text:style-name="Standard"><text:s text:c="13"/>margin: 10px; }</text:p>
      <text:p text:style-name="Standard"/>
      <text:p text:style-name="Standard"/>
      <text:p text:style-name="Standard">7.4</text:p>
      <text:p text:style-name="Standard">CSS Styling for Print</text:p>
      <text:p text:style-name="Standard">-it's worth expecting that people may want to print your web page. This is easy to do with external style sheets</text:p>
      <text:p text:style-name="Standard">-create one external style sheet with the configurations for browser display and a second external style sheet with the special printing configurations. Associate both of the external style sheets to the web page using two link elements</text:p>
      <text:p text:style-name="Standard">-the link elements will utilize the media attribute, which indicates the media type for which the styles are intended, such as screen display or print display</text:p>
      <text:p text:style-name="Standard"/>
      <text:p text:style-name="Standard">Media Attribute Values</text:p>
      <text:p text:style-name="Standard">-screen- default value; indicates the style sheet that configures the typical browser viewport display on a color computer screen</text:p>
      <text:p text:style-name="Standard">-print- indicates the style sheet that configures the printed formatting</text:p>
      <text:p text:style-name="Standard">-handheld- although this was intended by the W3C to indicate that the style sheet configures display on handheld mobile devices, in practice the value is not widely supported</text:p>
      <text:p text:style-name="Standard"/>
      <text:p text:style-name="Standard">-modern browsers will use the correct screen or print style sheet depending on whether they are rendering a screen display or preparing to print a document</text:p>
      <text:p text:style-name="Standard">-configure the link element for your browser display with media=”screen”</text:p>
      <text:p text:style-name="Standard">-configure the link element for your printout with media=”print”</text:p>
      <text:p text:style-name="Standard">-example:</text:p>
      <text:p text:style-name="Standard">&lt;link rel=”stylesheet” href=”wildflower.css” media=”screen”&gt;</text:p>
      <text:p text:style-name="Standard">&lt;link rel=”stylesheet” href=”wildflowerprint.css” media=”print”&gt;</text:p>
      <text:p text:style-name="Standard"/>
      <text:p text:style-name="Standard">Print Styling Best Practices:</text:p>
      <text:p text:style-name="Standard">Hide Non Essential Content</text:p>
      <text:p text:style-name="Standard">-it's common practice to prevent banner ads, navigation, or other extraneous areas from appearing on the printout. Use the display: none; style declaration to hide content that is not needed on a printout of the web page</text:p>
      <text:p text:style-name="Standard"/>
      <text:p text:style-name="Standard">Configure Font Size and Color for Printing</text:p>
      <text:p text:style-name="Standard">-common to configure font sizes on the print style sheet using pt units, this will better control the text on the printout</text:p>
      <text:p text:style-name="Standard">-may also consider configuring the text color to black (#000000) and background color to white (#FFFFFF) if you envision the need for visitors to print your pages often</text:p>
      <text:p text:style-name="Standard">-default setting on most browsers prevent background colors and background images from printing, but you can prevent background image display in your print style sheet by setting the background-image property to the value none</text:p>
      <text:p text:style-name="Standard"><text:soft-page-break/></text:p>
      <text:p text:style-name="Standard">Control Page Breaks</text:p>
      <text:p text:style-name="Standard">-use the CSS page-break-before or page-break-after properties to control page breaks when printing the web page</text:p>
      <text:p text:style-name="Standard">-well supported values for these properties are always (the break will always occur as designated), avoid (if possible, the page break will occur before or after, as designated), and auto (default)</text:p>
      <text:p text:style-name="Standard">-for example, to configure a page break at a specific point in the document (in this case, right before an element assigned to the class named newpage):</text:p>
      <text:p text:style-name="Standard">.newpage { page-break-before: always; }</text:p>
      <text:p text:style-name="Standard"/>
      <text:p text:style-name="Standard">Print URLs for Hyperlinks</text:p>
      <text:p text:style-name="Standard">-consider whether a person would find it useful to see the actual url for a resource when reading the printout of your web page </text:p>
      <text:p text:style-name="Standard">-you can use CSS to display the value of the href attribute right on the page using two CSS coding techniques: a CSS pseudo-element and the CSS content property</text:p>
      <text:p text:style-name="Standard">-the purpose of a CSS pseudo-element is to apply some type of effect to its selector</text:p>
      <text:p text:style-name="Standard"/>
      <text:p text:style-name="Standard">CSS 2.1 Pseudo-Elements</text:p>
      <text:p text:style-name="Standard">-:after- inserts generated content after the selector: configure the generated content with the content property</text:p>
      <text:p text:style-name="Standard">-:before- inserts generated content before the selector: configure the generated content with the content property</text:p>
      <text:p text:style-name="Standard">-:first-letter- applies styles to the first letter of text</text:p>
      <text:p text:style-name="Standard">-:first-line- applies styles to the first line of text </text:p>
      <text:p text:style-name="Standard"/>
      <text:p text:style-name="Standard">-use the CSS content property along with the :after and :before pseudo-elements to generate content</text:p>
      <text:p text:style-name="Standard">-a useful feature of the content property is the attr(X) function, which returns the value of the HTML attribute provided. You can use this to print the url of a hyperlink (the value of the href attribute).</text:p>
      <text:p text:style-name="Standard">-use quotation marks to contain additional text or characters, such as parentheses</text:p>
      <text:p text:style-name="Standard">-the css below will display the url for each hyperlink in the aside element within parentheses after the text hyperlink </text:p>
      <text:p text:style-name="Standard">aside a:after { content: “ (“ attr(href) “) “; }</text:p>
      <text:p text:style-name="Standard"/>
      <text:p text:style-name="Standard">Hands on Practice 7.6</text:p>
      <text:p text:style-name="Standard">Edit the HTML to include the print stylesheet</text:p>
      <text:p text:style-name="Standard">&lt;link rel=”stylesheet” href=”wildflower.css” media=”screen”&gt;</text:p>
      <text:p text:style-name="Standard">&lt;link rel=”stylesheet” href=”wildflowerprint.css” media=”print&gt;</text:p>
      <text:p text:style-name="Standard"/>
      <text:p text:style-name="Standard">Code the New Style Sheet for Print Display (wildflowerprint.css)</text:p>
      <text:p text:style-name="Standard">1 Modify the h1 element selector so that the printer will use 24 point font size. Remove the text-align property</text:p>
      <text:p text:style-name="Standard">h1 { margin-top: 0;</text:p>
      <text:p text:style-name="Standard"><text:s text:c="8"/>font-size: 24px;</text:p>
      <text:p text:style-name="Standard"><text:s text:c="8"/>text-align: left }</text:p>
      <text:p text:style-name="Standard">2 Modify the header element selector style rules. Configure a white background color, remove background image declarations. The height property is also not needed because there is no longer a background image. Also remove the text alignment property</text:p>
      <text:p text:style-name="Standard">header { color: #cc66cc;</text:p>
      <text:p text:style-name="Standard"><text:s text:c="15"/>background-color: #ffffff;</text:p>
      <text:p text:style-name="Standard"><text:soft-page-break/><text:s text:c="14"/>border-bottom: 2px solid #000000;</text:p>
      <text:p text:style-name="Standard"><text:s text:c="14"/>padding: 0 20px;</text:p>
      <text:p text:style-name="Standard">3 configure the “skip to content” hyperlink in the header to not display. Replace all style rules associated with header a with the following:</text:p>
      <text:p text:style-name="Standard">header a { display: none; }</text:p>
      <text:p text:style-name="Standard">4 configure the navigation area to not display. Remove all style rules associated with nav element selector and add the following</text:p>
      <text:p text:style-name="Standard">nav { display: none; }</text:p>
      <text:p text:style-name="Standard">5 remove the styles for the header a:link, header a:visited, header a:focus, and header a:hover selectors</text:p>
      <text:p text:style-name="Standard">6 configure the main content area. Modify the style rules for main element selector. Set the left margin to 0, the right margin to 40%, text color to black (#000000), and the font size to 12pt</text:p>
      <text:p text:style-name="Standard">main { margin: 0 40% 0 0;</text:p>
      <text:p text:style-name="Standard"><text:s text:c="12"/>padding: 1px 10px 20px 10px;</text:p>
      <text:p text:style-name="Standard"><text:s text:c="12"/>font-size: 12pt;</text:p>
      <text:p text:style-name="Standard"><text:s text:c="12"/>background-color: #ffffff;</text:p>
      <text:p text:style-name="Standard"><text:s text:c="12"/>color: #000000; }</text:p>
      <text:p text:style-name="Standard">7 configure the width of the sidebar area to 40%</text:p>
      <text:p text:style-name="Standard">aside { float: right;</text:p>
      <text:p text:style-name="Standard"><text:s text:c="12"/>width: 40%; }</text:p>
      <text:p text:style-name="Standard">8 configure the news class. Modify the style rule to configure the font size to 10pt</text:p>
      <text:p text:style-name="Standard">.news { font-size: 10pt;</text:p>
      <text:p text:style-name="Standard"><text:s text:c="13"/>margin: 10px; }</text:p>
      <text:p text:style-name="Standard">9 configure the hyperlinks in the sidebar area (the area within the aside element) so that the text is not underlined and the URLs are printed in 8 pt black font. Add the following css:</text:p>
      <text:p text:style-name="Standard">aside a { text-decoration: none; }</text:p>
      <text:p text:style-name="Standard">aside a:after { content: “ (“ attr(href) “) “;</text:p>
      <text:p text:style-name="Standard"><text:s text:c="23"/>font-size: 8pt;</text:p>
      <text:p text:style-name="Standard"><text:s text:c="23"/>color: #000000; }</text:p>
      <text:p text:style-name="Standard">10 look through the style rules and configure the background-color for each h2 and h3 element selector to be white (#ffffff)</text:p>
      <text:p text:style-name="Standard">11 locate the #container selector and remove the min-width style declaration </text:p>
      <text:p text:style-name="Standard"/>
      <text:p text:style-name="Standard">7.5</text:p>
      <text:p text:style-name="Standard">Designing for the Mobile Web</text:p>
      <text:p text:style-name="Standard">-one option is to design and publish a second website with a .mobi TLD</text:p>
      <text:p text:style-name="Standard">-another option is to design and publish a separate website within your own domain that is optimized for mobile use. This technique is used by the White House</text:p>
      <text:p text:style-name="Standard">-third option is to configure one website with separate styles for desktop browser and mobile display</text:p>
      <text:p text:style-name="Standard"/>
      <text:p text:style-name="Standard">Mobile Web Design Best Practices</text:p>
      <text:p text:style-name="Standard">-mobile users are typically on the go, need info quickly, and may be easily distracted. A web page optimized for mobile should try to serve these needs</text:p>
      <text:p text:style-name="Standard">-small screen size- the size of the header area is reduced to accommodate small screen display</text:p>
      <text:p text:style-name="Standard">-low bandwith (slow connection speed)- note that a smaller version of a large image can be displayed in its place on a mobile version</text:p>
      <text:p text:style-name="Standard">-font, color, and media issues- common font typefaces are utilized. There's also good contrast between text and background color</text:p>
      <text:p text:style-name="Standard">-awkward controls, and limited processor and memory- the mobile website uses a single-solumn page layout that facilitates keyboard tabbing and will be easy to control by touch. The page is mostly text, <text:soft-page-break/>which will be quickly rendered by a mobile browser</text:p>
      <text:p text:style-name="Standard">-functionality- hyperlinks to popular site features display directly under the header. A phone number is prominently provided</text:p>
      <text:p text:style-name="Standard"/>
      <text:p text:style-name="Standard">Optimize Layout For Mobile Use</text:p>
      <text:p text:style-name="Standard">-a single column page layout with a small header, key navigation links, content, and page footer works well with a mobile device display</text:p>
      <text:p text:style-name="Standard">-mobile screen resolutions vary greatly (ie. 320X240, 360x640, 480x800, 640x690, and 750x1334)</text:p>
      <text:p text:style-name="Standard"/>
      <text:p text:style-name="Standard">W3C recommends the following on mobile:</text:p>
      <text:p text:style-name="Standard">-limit scrolling to one direction</text:p>
      <text:p text:style-name="Standard">-use heading elements</text:p>
      <text:p text:style-name="Standard">-use lists to organize info</text:p>
      <text:p text:style-name="Standard">-avoid using tables because they typically force both horizontal and vertical scrolling on mobile devices</text:p>
      <text:p text:style-name="Standard">-provide labels for form controls</text:p>
      <text:p text:style-name="Standard">-avoid using pixel units in styles sheets</text:p>
      <text:p text:style-name="Standard">-avoid absolute positioning in style sheets</text:p>
      <text:p text:style-name="Standard">-hide content that is not essential for mobile use</text:p>
      <text:p text:style-name="Standard"/>
      <text:p text:style-name="Standard">Optimize Navigation For Mobile Use</text:p>
      <text:p text:style-name="Standard">-provide minimal navigation near the top of the page</text:p>
      <text:p text:style-name="Standard">-provide consistent navigation</text:p>
      <text:p text:style-name="Standard">-avoid hyperlinks that open files in new windows or pop-up windows</text:p>
      <text:p text:style-name="Standard">-try to balance both the number of hyperlinks on a page and the number of levels of links needed to access information</text:p>
      <text:p text:style-name="Standard"/>
      <text:p text:style-name="Standard">Optimize Graphics for Mobile Use</text:p>
      <text:p text:style-name="Standard">-avoid displaying images that are wider than the screen width (assume 320 pixel screen width on a smartphone display)</text:p>
      <text:p text:style-name="Standard">-configure alternate small, optimized background images</text:p>
      <text:p text:style-name="Standard">-some mobile browsers will downsize all images, so images with text may become difficult to read</text:p>
      <text:p text:style-name="Standard">-avoid the use of large graphic images</text:p>
      <text:p text:style-name="Standard">-specify the size of images</text:p>
      <text:p text:style-name="Standard">-provide alternate text for graphics and other non-text elements</text:p>
      <text:p text:style-name="Standard"/>
      <text:p text:style-name="Standard">Optimize Text for Mobile Use</text:p>
      <text:p text:style-name="Standard">-configure good contrast between text and background colors</text:p>
      <text:p text:style-name="Standard">-use common font typefaces</text:p>
      <text:p text:style-name="Standard">-configure font size with em units or percentages</text:p>
      <text:p text:style-name="Standard">-use a short, descriptive page title</text:p>
      <text:p text:style-name="Standard"/>
      <text:p text:style-name="Standard">Design for One Web</text:p>
      <text:p text:style-name="Standard">-concept of providing a single resource that is configured for optimal display on multiple types of devices</text:p>
      <text:p text:style-name="Standard"/>
      <text:p text:style-name="Standard"/>
      <text:p text:style-name="Standard"/>
      <text:p text:style-name="Standard"/>
      <text:p text:style-name="Standard"/>
      <text:p text:style-name="Standard"><text:soft-page-break/>7.6</text:p>
      <text:p text:style-name="Standard">Viewport Meta Tag</text:p>
      <text:p text:style-name="Standard">-viewport meta tag- was created as an apple extension that helps with displays on mobile devices by setting the width and scale of the viewport</text:p>
      <text:p text:style-name="Standard">-essentially lets you see how zoomed in you want it to be on mobile</text:p>
      <text:p text:style-name="Standard"/>
      <text:p text:style-name="Standard">&lt;meta name=”viewport” content=”width=device-width, initial-scale=1.0”&gt;</text:p>
      <text:p text:style-name="Standard">-code the viewport meta tag with the html name=”viewport” and content attributes</text:p>
      <text:p text:style-name="Standard">-the value of the html content attribute can be one or more directives (also known as properties by apple), wuch as the device-width directive and directives that control the zooming and scale</text:p>
      <text:p text:style-name="Standard"/>
      <text:p text:style-name="Standard">Viewport Meta Tag Directives</text:p>
      <text:p text:style-name="Standard">-width- values: numeric value or device-width which indicates the actual width of the device screen. Purpose: the width of the viewport in pixels</text:p>
      <text:p text:style-name="Standard">-height- values: nuemric value or device-height which indicates the actual height of the device screen. Purpose: the height of the viewport in pixels</text:p>
      <text:p text:style-name="Standard">-initial-scale- values: numeric multiplier; set to 1 for 100% initial scale. Purpose: initial scale of the viewport</text:p>
      <text:p text:style-name="Standard">-minimum-scale- values: numeric multiplier; mobile Safari default is 0.25. Purpose: minimum scale of the viewport</text:p>
      <text:p text:style-name="Standard">-maximum-scale- values: numeric multiplier; mobile Safari default is 1.6. Purpose: Maximum scale of the viewport</text:p>
      <text:p text:style-name="Standard">-user-scalable- values: yes allows scaling, no disables scaling. Purpose: determines whether a user can zoom in or out</text:p>
      <text:p text:style-name="Standard"/>
      <text:p text:style-name="Standard">7.7</text:p>
      <text:p text:style-name="Standard">CSS Media Queries</text:p>
      <text:p text:style-name="Standard">-responsive web design- progressively enhancing a web page for different viewing contexts through coding techniques including fluid layouts, flexible images, and media queries</text:p>
      <text:p text:style-name="Standard"/>
      <text:p text:style-name="Standard">What's a Media Query?</text:p>
      <text:p text:style-name="Standard">-media query- a media query is made up of a media type (such as screen) and a logical expression that determines the capability of the device that the browser is running on, such as screen resolution and orientation (portrait or landscape). When the media query evaluates as true, the media query directs browsers to CSS you have coded and configured specifically for those capabilities. Media queries are supported by current versions of popular browsers</text:p>
      <text:p text:style-name="Standard"/>
      <text:p text:style-name="Standard">Media Query Example Using a Link Element</text:p>
      <text:p text:style-name="Standard">&lt;link href=”lighthousemobile.css” re=”stylesheet” media=”only screen and (max-width: 480px)”&gt;</text:p>
      <text:p text:style-name="Standard">-the code sample above will direct browsers to an external stylesheet that has been configured for optimal display on the most popular smartphones</text:p>
      <text:p text:style-name="Standard">-the media type value only is a keyword that will hide the media query from outdated browsers</text:p>
      <text:p text:style-name="Standard">-the media type screen targets devices with screens</text:p>
      <text:p text:style-name="Standard"/>
      <text:p text:style-name="Standard">Media Types</text:p>
      <text:p text:style-name="Standard">-all- all devices</text:p>
      <text:p text:style-name="Standard">-screen- computer screen display of a web page </text:p>
      <text:p text:style-name="Standard">-only- causes older nonsupporting browsers to ignore the media query</text:p>
      <text:p text:style-name="Standard">-print- printout of web page </text:p>
      <text:p text:style-name="Standard"><text:soft-page-break/></text:p>
      <text:p text:style-name="Standard">-in the link element shown above, the max-width media feature is set to 480 px. A maximum width of 480px will target the display size of many popular smartphone models</text:p>
      <text:p text:style-name="Standard">-a maximum width of 768px will target many modern large smartphones and small tablets</text:p>
      <text:p text:style-name="Standard">-a media query may test for both minimum and maximum values</text:p>
      <text:p text:style-name="Standard">-example:</text:p>
      <text:p text:style-name="Standard">&lt;link href=”lighthousetablet.css” rel=”stylesheet” media=”only screen and (min-width: 768px) and max-width: 1024px)”&gt;</text:p>
      <text:p text:style-name="Standard"/>
      <text:p text:style-name="Standard">Media Query Example Using an @media Rule</text:p>
      <text:p text:style-name="Standard">-a second method of using media queries is to code them directly in your CSS using an @media rule</text:p>
      <text:p text:style-name="Standard">-begin by coding @media followed by the media type and logical expression. Then enclose the desired CSS selector(s) and declaration(s) with a pair of braces</text:p>
      <text:p text:style-name="Standard">-the sample code below configures a different background image specifically for mobile devices with small screens</text:p>
      <text:p text:style-name="Standard">@media only screen and (max-width: 480px) {</text:p>
      <text:p text:style-name="Standard">header { background-image: url(mobile.gif); }</text:p>
      <text:p text:style-name="Standard">}</text:p>
      <text:p text:style-name="Standard"/>
      <text:p text:style-name="Standard">-when choosing values for media queries, be aware of the way navigation and content display as the viewport narrows and widens. Web developers often check the max-width feature to determine the type of device being used to view a page</text:p>
      <text:p text:style-name="Standard">-you'll see many media queries that target smartphones with a max width of 480 pixels, but modern smartphones have even higher screen resolutions. Here is a typical media query to target smartphone display which checks for a max-width value of 768 pixels</text:p>
      <text:p text:style-name="Standard">@media only all and (max-width: 768px) { }</text:p>
      <text:p text:style-name="Standard">-it's now common practice to configure a tablet display when the width is between 768 pixels and 1024 pixels. For example:</text:p>
      <text:p text:style-name="Standard">@media only all and (min-width: 768px) and (max-width: 1024px) { }</text:p>
      <text:p text:style-name="Standard"/>
      <text:p text:style-name="Standard">-another approach focuses on responsive display of the content instead of focusing on pixel units and configures the media queries as needed for the content to reflow on a variety of screen sizes with em units</text:p>
      <text:p text:style-name="Standard">-although it depends on the specific page content and layout, it could be typical to target smartphone display with max-width:37.5em, tablet display with min-width:37.5em and max-width:64em, and desktop display with min-width: 64em</text:p>
      <text:p text:style-name="Standard">-for example, to target a smatphone code:</text:p>
      <text:p text:style-name="Standard">@media only all and (max-width: 37.5em) { }</text:p>
      <text:p text:style-name="Standard"/>
      <text:p text:style-name="Standard">Hands on Practice 7.7</text:p>
      <text:p text:style-name="Standard">1 Edit the embedded CSS. Add the following @media rule before the ending style tag. The @media rule will configure styles that take effect when the viewport size is 1024 pixels or smaller: eliminate the left margin on the main element and change the float and width properties configured for the nav element selector</text:p>
      <text:p text:style-name="Standard">@media only screen and (max-width: 1024px) {</text:p>
      <text:p text:style-name="Standard"><text:s/>main { margin-left: 0; }</text:p>
      <text:p text:style-name="Standard">nav { float: none; width: auto; }</text:p>
      <text:p text:style-name="Standard">}</text:p>
      <text:p text:style-name="Standard">2 Save the index.html file, test your file</text:p>
      <text:p text:style-name="Standard"><text:soft-page-break/>3 Edit the embedded CSS and add style rules within the media query that remove the margin on the body element selector, and expand the wrapper id. Also configure the nav area li elements with inline-block display and padding, the nav area ul elements with centered text, the nav area anchor elements with no border, the h1 and h2 elements with 120% font size and the p elements with 90% font size</text:p>
      <text:p text:style-name="Standard">@media only screen and (max-width: 1024px) {</text:p>
      <text:p text:style-name="Standard">body { margin: 0; }</text:p>
      <text:p text:style-name="Standard">#wrapper { width: auto; }</text:p>
      <text:p text:style-name="Standard">main { margin-left: 0; }</text:p>
      <text:p text:style-name="Standard">nav { float: none; width: auto; }</text:p>
      <text:p text:style-name="Standard">nav li { display: inline-block; padding: 0.5em; }</text:p>
      <text:p text:style-name="Standard">nav ul { text-align: center; }</text:p>
      <text:p text:style-name="Standard">nav a { border-style: none; }</text:p>
      <text:p text:style-name="Standard">h1, h2 { font-size: 120%; }</text:p>
      <text:p text:style-name="Standard">p { font-size: 90%; }</text:p>
      <text:p text:style-name="Standard">}</text:p>
      <text:p text:style-name="Standard">4 Test in browser</text:p>
      <text:p text:style-name="Standard">5 Edit the embedded CSS. Add the following @media rule before the ending style tag. The @media rule will further configure the following styles: font-size for h1, h2, and p elements, no display of the figure element (and its child image element), no padding for the nav element and its child ul and li elements, block display for the nav li selector, and block display with a border and padding for the anchor elements in the navigation area. The code follows:</text:p>
      <text:p text:style-name="Standard">@media only screen and (max-width: 768px) {</text:p>
      <text:p text:style-name="Standard">h1, h2 { font-size: 100%; }</text:p>
      <text:p text:style-name="Standard">p { font-size: 90%; }</text:p>
      <text:p text:style-name="Standard">figure {display: none; }</text:p>
      <text:p text:style-name="Standard">nav, nav ul, nav li { padding: 0; }</text:p>
      <text:p text:style-name="Standard">nav li { display: block; }</text:p>
      <text:p text:style-name="Standard">nav a {display: block; padding: 0.5em 0 ;</text:p>
      <text:p text:style-name="Standard"><text:s text:c="12"/>border-bottom: 2px ridge #00005D; }</text:p>
      <text:p text:style-name="Standard">}</text:p>
      <text:p text:style-name="Standard"/>
      <text:p text:style-name="Standard">7.8</text:p>
      <text:p text:style-name="Standard">Responsive Images</text:p>
      <text:p text:style-name="Standard">-flexible image- a fluid image that will not break the page layout as the browser viewport is resized</text:p>
      <text:p text:style-name="Standard">-flexible images (often referred to as responsive images), along with fluid layouts and media queries, are the components of responsive web design </text:p>
      <text:p text:style-name="Standard"/>
      <text:p text:style-name="Standard"/>
      <text:p text:style-name="Standard"/>
      <text:p text:style-name="Standard">Flexible Images with CSS</text:p>
      <text:p text:style-name="Standard">-the most widely supported technique is to configure an image as flexible requires a change to the HTML and additional CSS to style the flexible image</text:p>
      <text:p text:style-name="Standard">1 Edit the img elements in the HTML. Remove the height and width attributes</text:p>
      <text:p text:style-name="Standard">2 Configure the max-width: 100%; style declaration in the CSS. If the width of the image is less than the width of the container element, the image will display with its actual dimensions. If the width of the image is greater than the width of the container element, the image will be resized by the browser to fit in the container (instead of hanging out over the margin)</text:p>
      <text:p text:style-name="Standard">3 To keep the dimensions of the image in proportion and maintain the aspect ratio of the image, Bruce Lawson suggest sot also set the height: auto; style declaration in the CSS</text:p>
      <text:p text:style-name="Standard"><text:soft-page-break/>-background images can also be configured for a more fluid display at various viewport sizes. Although it's common to code a height property when configuring a background image with CSS, the result is a somewhat non-responsive background image</text:p>
      <text:p text:style-name="Standard">-explore configuring other css properties for the container such as font-size, line-height, and padding in percentage values. The background-size: cover; property can also be useful</text:p>
      <text:p text:style-name="Standard">-you'll typically see a more pleasing display of the background image in various sized viewports</text:p>
      <text:p text:style-name="Standard">-another option is to configure different image files to use for backgrounds and use media queries to determine which background image is displayed. A disadvantage of this option is that multiple files are downloaded although only one file is displayed</text:p>
      <text:p text:style-name="Standard"/>
      <text:p text:style-name="Standard">Hands on Practice 7.8 (flexible image techniques)</text:p>
      <text:p text:style-name="Standard">1 Locate the h1 element selector. Remove the height style declaration. Add declarations to set the font size to 300%, top padding 5%, bottom padding 5%, 0 left padding, and 0 right padding. The CSS follows:</text:p>
      <text:p text:style-name="Standard">h1 { text-align: center;</text:p>
      <text:p text:style-name="Standard"><text:s text:c="8"/>font-size: 300%;</text:p>
      <text:p text:style-name="Standard"><text:s text:c="8"/>padding: 5% 0;</text:p>
      <text:p text:style-name="Standard"><text:s text:c="8"/>text-shadow: 3px 3px 3px #F4E8BC; }</text:p>
      <text:p text:style-name="Standard">2 Locate the header element selector. Add the background-size: cover; declaration to cause the browser to scale the background image to fill the container. The CSS follows:</text:p>
      <text:p text:style-name="Standard">header { background-image: url(header.jpg);</text:p>
      <text:p text:style-name="Standard"><text:s text:c="15"/>background-repeat: no-repeat;</text:p>
      <text:p text:style-name="Standard"><text:s text:c="15"/>background-size: cover; }</text:p>
      <text:p text:style-name="Standard">3 Add a style rule for the img element selector that sets maximum width to 100% and height to the value auto. The CSS follows:</text:p>
      <text:p text:style-name="Standard">img { max-width: 100%;</text:p>
      <text:p text:style-name="Standard"><text:s text:c="10"/>height: auto; }</text:p>
      <text:p text:style-name="Standard"/>
      <text:p text:style-name="Standard">HTML 5.1 Picture Element</text:p>
      <text:p text:style-name="Standard">-new to html5.1, the purpose of the picture element is to provide a method for a browser to display different images depending on specific criteria indicated by the web developer</text:p>
      <text:p text:style-name="Standard">-currently the picture element is supported by recent versions of Firefox, Chrome, Opera, Safari, and Edge</text:p>
      <text:p text:style-name="Standard">-it begins with the &lt;picture&gt; tag and ends with the &lt;/picture tag&gt;</text:p>
      <text:p text:style-name="Standard">-the picture element is a container element that is coded along with source elements and a fallback img element to provide multiple image files that can be chosen for display by the browser</text:p>
      <text:p text:style-name="Standard"/>
      <text:p text:style-name="Standard">Source Element</text:p>
      <text:p text:style-name="Standard">-a source element is a void tag that is used together with a container element</text:p>
      <text:p text:style-name="Standard">-the picture element is one of several elements that can contain one or more source elements</text:p>
      <text:p text:style-name="Standard">-when used with a picture element, multiple source elements are typically configured to specify different images</text:p>
      <text:p text:style-name="Standard">-code the source elements between the opening and closing picture tags</text:p>
      <text:p text:style-name="Standard"/>
      <text:p text:style-name="Standard">Attributes of the source elements</text:p>
      <text:p text:style-name="Standard">-srcset- required. Provides image choices for the browser in a comma separated list. Each item can contain the image URL (required), optional maximum viewport dimension, and optional pixel density for high resolution devices</text:p>
      <text:p text:style-name="Standard">-media- optional. Media query to specify conditions for browser display </text:p>
      <text:p text:style-name="Standard"><text:soft-page-break/>-sizes- optional. Numeric or percentage value to specify the dimensions of the image display. May be further configured with a media query</text:p>
      <text:p text:style-name="Standard"/>
      <text:p text:style-name="Standard">Hands on Practice 7.9</text:p>
      <text:p text:style-name="Standard">1 Configure the text, Picture Element, within an h1 element within the title element</text:p>
      <text:p text:style-name="Standard">2 Code the following into the body of the web page:</text:p>
      <text:p text:style-name="Standard">&lt;picture&gt;</text:p>
      <text:p text:style-name="Standard"><text:tab/>&lt;source media=”(min-width: 1200px)” srcset=”large.jpg”&gt;</text:p>
      <text:p text:style-name="Standard"><text:tab/>&lt;source media=”(min-width: 800px)” srcset=”medium.jpg”&gt;</text:p>
      <text:p text:style-name="Standard"><text:tab/>&lt;source media=”(min-width: 320px)” srcset=”small.jpg”&gt;</text:p>
      <text:p text:style-name="Standard"><text:tab/>&lt;img src=”fallback.jpg” alt=”waterwheel”&gt;</text:p>
      <text:p text:style-name="Standard">&lt;/picture&gt;</text:p>
      <text:p text:style-name="Standard"/>
      <text:p text:style-name="Standard">HTML 5.1 Response Img Element Attributes</text:p>
      <text:p text:style-name="Standard"/>
      <text:p text:style-name="Standard">The sizes Attribute </text:p>
      <text:p text:style-name="Standard">-the img element's sizes attribute informs the browser as it processes the srcset attribute about how much of the viewport should be used to display the image</text:p>
      <text:p text:style-name="Standard">-the default value for the sizes attribute is 100vw, which indicates 100% of the viewport width is available to display the image</text:p>
      <text:p text:style-name="Standard">-the values of the sizes attribute can be a percentage of the viewport width or a specific pixel width (such as 400px)</text:p>
      <text:p text:style-name="Standard">-the sizes attribute can also contain one or more media queries along with the width for each condition</text:p>
      <text:p text:style-name="Standard"/>
      <text:p text:style-name="Standard">The srcset Attribute </text:p>
      <text:p text:style-name="Standard">-the srcset attribute provides a method for the browser to display different images depending on specific criteria indicated by the web developer </text:p>
      <text:p text:style-name="Standard">-the value of the srcset attribute provides image choices for the browser in a comma-separated list. Each list item can contain the image URL (required), optional maximum viewport dimension, and optional pixel density for high resolution devices</text:p>
      <text:p text:style-name="Standard"/>
      <text:p text:style-name="Standard">Hands on Practice 7.10</text:p>
      <text:p text:style-name="Standard">1 Configure the text, Img Element, within an h1 element and within the title element</text:p>
      <text:p text:style-name="Standard">2 Code the following into the body of the web page</text:p>
      <text:p text:style-name="Standard">&lt;img src=”fallback.jpg”</text:p>
      <text:p text:style-name="Standard"><text:s text:c="4"/>sizes=”100vw”</text:p>
      <text:p text:style-name="Standard"><text:s text:c="4"/>srcset=”large.jpg 1200w, medium.jpg 800w, small.jpg 320w”</text:p>
      <text:p text:style-name="Standard"><text:s text:c="4"/>alt=”waterwheel”&gt;</text:p>
      <text:p text:style-name="Standard"/>
      <text:p text:style-name="Standard"/>
      <text:p text:style-name="Standard">7.9</text:p>
      <text:p text:style-name="Standard">Testing Mobile Display </text:p>
      <text:p text:style-name="Standard">-best way to test mobile display is to publish the site and access it from a mobile device </text:p>
      <text:p text:style-name="Standard">-other options include Opera Mobile Emulator, Mobile Phone Emulator, iPhone Emulator, iPadPeek</text:p>
      <text:p text:style-name="Standard"/>
      <text:p text:style-name="Standard">Testing with a Desktop Browser</text:p>
      <text:p text:style-name="Standard">-you can approximate the mobile display of your web page using a desktop browser. Verify the placement of your media queries.</text:p>
      <text:p text:style-name="Standard">-if you coded media queries within your CSS, reduce the browser width and height until it <text:soft-page-break/>approximates a mobile screen size (ie. 320X480)</text:p>
      <text:p text:style-name="Standard">-if you coded media queries within a link tag, edit the web page and temporarily modify the link tag to point to your mobile CSS style sheet. Then display your page in a desktop browser and reduce the width and height of the viewport until it approximates a mobile screen size (such as 320x480)</text:p>
      <text:p text:style-name="Standard">-Chris Pendrick's Web Developer Extension</text:p>
      <text:p text:style-name="Standard">-Viewport Dimensions Extension</text:p>
      <text:p text:style-name="Standard"/>
      <text:p text:style-name="Standard">Other Online Tools that provide instant views of web page in various screen sizes and devices:</text:p>
      <text:p text:style-name="Standard">-Am I Responsive</text:p>
      <text:p text:style-name="Standard">-DevicePonsive</text:p>
      <text:p text:style-name="Standard">-Screenfly</text:p>
      <text:p text:style-name="Standard"/>
      <text:p text:style-name="Standard">For Serious Developers Only</text:p>
      <text:p text:style-name="Standard">-may want to explore SDKs for iOS and Android platforms</text:p>
      <text:p text:style-name="Standard">-each SDK includes a mobile device emulator<text:line-break/></text:p>
      <text:p text:style-name="Standard">Mobile First </text:p>
      <text:p text:style-name="Standard">-if you are designing a new website, Luke Wroblewski recommends designing the mobile style sheet first and then developing alternate styles for tablet and/or desktop browsers that progressively enhance the design with multiple columns and larger images</text:p>
      <text:p text:style-name="Standard"/>
      <text:p text:style-name="Standard">7.10</text:p>
      <text:p text:style-name="Standard">CSS Flexible Box Layout</text:p>
      <text:p text:style-name="Standard">-you've already used the CSS float property to create the look of two and three column web pages. While the float layout technique is still a common practice, there is a new flexbox layout technique that uses the CSS Flexible Box Layout Module which is currently in W3C Candidate Recommendation Status</text:p>
      <text:p text:style-name="Standard">-the purpose of a flexbox is to provide for a flexible layout, elements contained within a flex container can be configured in one dimension (either horizontally or vertically) in a flexible manner with flexible sizing</text:p>
      <text:p text:style-name="Standard">-in addition to changing horizontal or vertical organization of elements, flexbox can also be used to change the order of display of the elements</text:p>
      <text:p text:style-name="Standard">-flexbox is well supported by popular browsers</text:p>
      <text:p text:style-name="Standard"/>
      <text:p text:style-name="Standard">Configure a Flexible Container</text:p>
      <text:p text:style-name="Standard">-flex container- element that contains the flexible area, and must be used to configure a flexbox layout</text:p>
      <text:p text:style-name="Standard">-use the CSS display property to configure a flex container </text:p>
      <text:p text:style-name="Standard">-The value flex indicates a flexible block container.</text:p>
      <text:p text:style-name="Standard">-The value inline-flex indicates a flexible inline-display container</text:p>
      <text:p text:style-name="Standard">-elements contained within a flex container are referred to as flex items</text:p>
      <text:p text:style-name="Standard"/>
      <text:p text:style-name="Standard">The flex-direction Property</text:p>
      <text:p text:style-name="Standard">-configure the direction of the flex items within the flex-direction property</text:p>
      <text:p text:style-name="Standard">-the value row configures a horizontal direction, the value column configures a vertical direction</text:p>
      <text:p text:style-name="Standard">-for example, to configure an id named demo as a flexible block container with a horizontal flexible flow, code the following CSS:</text:p>
      <text:p text:style-name="Standard"># demo { display: flex;</text:p>
      <text:p text:style-name="Standard"><text:s text:c="16"/>flex-direction: row; }</text:p>
      <text:p text:style-name="Standard"/>
      <text:p text:style-name="Standard"><text:soft-page-break/>The flex-wrap Property</text:p>
      <text:p text:style-name="Standard">-the flex-wrap property configures whether flex items are displayed on multiple lines</text:p>
      <text:p text:style-name="Standard">-the default value is nowrap, which configures single line display </text:p>
      <text:p text:style-name="Standard">-the value wrap will allow the flex items to display on multiple lines, which could be useful for navigation or for an image gallery</text:p>
      <text:p text:style-name="Standard"/>
      <text:p text:style-name="Standard">The justify-content Property</text:p>
      <text:p text:style-name="Standard">-the justify-content property configures how the browser should display any extra space that may exist in a flex container</text:p>
      <text:p text:style-name="Standard">-the value center will center the flex items with equal amounts of empty space before and after</text:p>
      <text:p text:style-name="Standard">-the value space-between evenly distributes the flex items and allocates empty space between them</text:p>
      <text:p text:style-name="Standard"/>
      <text:p text:style-name="Standard">Configure the Flex Items</text:p>
      <text:p text:style-name="Standard">-by default, all elements contained within a flex container are flexible in size, are allocated the same amount of display area in the flex container, and display in the same order they are coded in</text:p>
      <text:p text:style-name="Standard">-you can modify the default display with CSS, including the flex and order properties</text:p>
      <text:p text:style-name="Standard"/>
      <text:p text:style-name="Standard">The flex Property</text:p>
      <text:p text:style-name="Standard">-use the flex property to customize the size of each flex item</text:p>
      <text:p text:style-name="Standard">-the value of the flex property does not correspond to a unit of measure but is proportionate to the whole. Values for the flex property include both keywords and postive numbers (we'll focus on numeric values in this section)</text:p>
      <text:p text:style-name="Standard">-the default value is 1, if you configure an element with flex: 2; then it will take up twice as much space within the container element as the others</text:p>
      <text:p text:style-name="Standard">-since values work in proportion to the whole, use flex values for companion flex items that add up to 10</text:p>
      <text:p text:style-name="Standard">-ie. A flex container can contain nav, main, and aside elements to make three columns</text:p>
      <text:p text:style-name="Standard">nav { flex: 1; }</text:p>
      <text:p text:style-name="Standard">main { flex: 7; }</text:p>
      <text:p text:style-name="Standard">aside { flex: 2; }</text:p>
      <text:p text:style-name="Standard"/>
      <text:p text:style-name="Standard">The order Property</text:p>
      <text:p text:style-name="Standard">-use the order property to display the flex items in a different order than they are coded</text:p>
      <text:p text:style-name="Standard">-the order property accepts numeric values. The default value of the order property is 0</text:p>
      <text:p text:style-name="Standard">-to configure an element to display before the other flex items within the flex container, set its order to negative one (-1). Similarly, to configure an element to display after the other flex items within the flex container, set its order to 1</text:p>
      <text:p text:style-name="Standard"/>
      <text:p text:style-name="Standard">Hands on Practice 7.11 (using flexbox layout to configure a three column layout)</text:p>
      <text:p text:style-name="Standard">1 Edit the HTML and assign the container div to be named demo. Have the nav, main, and aside element inside of that container so they are all flex items</text:p>
      <text:p text:style-name="Standard">2 Edit the embedded CSS above the media queries and add styles to configure the flexible layout:</text:p>
      <text:p text:style-name="Standard">3a To create a flexible container that contains its flex items in a row, configure an id selector named demo with display set to flex and flex-direction set to row</text:p>
      <text:p text:style-name="Standard">#demo { display: flex;</text:p>
      <text:p text:style-name="Standard"><text:s text:c="16"/>flex-direction: row; }</text:p>
      <text:p text:style-name="Standard">3b By default, the browser will display the flex items as the same size. Configure the nav, main, and aside elements with the flex property to make them different sizes</text:p>
      <text:p text:style-name="Standard">nav { flex: 1; }</text:p>
      <text:p text:style-name="Standard"><text:soft-page-break/>main { flex: 7; }</text:p>
      <text:p text:style-name="Standard">aside { flex: 2; }</text:p>
      <text:p text:style-name="Standard">3 Test in browser. However, if you resize your browser to be smaller, you'll find that we need to make some adjustments for typical tablet and smartphone display sizes</text:p>
      <text:p text:style-name="Standard">4 Open the index.html file and locate the first media query which is for typical tablet display </text:p>
      <text:p text:style-name="Standard">4a configure the single-column display by setting the flex-direction property for the demo id to the value column. Add the following CSS within the first media query:</text:p>
      <text:p text:style-name="Standard"># demo { flex-direction: column; }</text:p>
      <text:p text:style-name="Standard">4b to accomplish the horizontal display, configure a nav ul selector with display set to flex, flex-direction set to row, and justify-content set to center. Add the following CSS within the first media query</text:p>
      <text:p text:style-name="Standard">nav ul { display: flex;</text:p>
      <text:p text:style-name="Standard"><text:s text:c="14"/>flex-direction: row;</text:p>
      <text:p text:style-name="Standard"><text:s text:c="14"/>justify-content: center; }</text:p>
      <text:p text:style-name="Standard">5 Locate the second media query, which is typical for smartphone display. You will add style rules to this media query to further configure the display for small mobile devices</text:p>
      <text:p text:style-name="Standard">5a set the nav element selector's order property to the value 1 to cause the navigation to display after other items in the flex container. Add the following CSS within the second media query:</text:p>
      <text:p text:style-name="Standard">nav { order: 1; }</text:p>
      <text:p text:style-name="Standard">5b configure the nav ul flex container to use multiple lines by setting the flex-wrap property to wrap. Add the following CSS within the second media query:</text:p>
      <text:p text:style-name="Standard">nav ul { flex-wrap: wrap; }</text:p>
      <text:p text:style-name="Standard"/>
      <text:p text:style-name="Standard">7.11</text:p>
      <text:p text:style-name="Standard">CSS Grid Layout</text:p>
      <text:p text:style-name="Standard">-CSS Grid Layout currently in W3C Candidate Recommendation status</text:p>
      <text:p text:style-name="Standard">-the purpose of CSS Grid Layout is to configure a two dimensional grid based layout. The grid can be created as either fixed size or flexible and contains one or more grid items that can be individually defined as fixed size or flexible</text:p>
      <text:p text:style-name="Standard">-CSS Grid Layout is optimized for two-dimensional page layout</text:p>
      <text:p text:style-name="Standard">-CSS Grid Layout can also change the order of display of the elements</text:p>
      <text:p text:style-name="Standard"/>
      <text:p text:style-name="Standard">Configure a Grid Container</text:p>
      <text:p text:style-name="Standard">-first you need to define the grid container, which is the element that will contain the grid area. Use the CSS display property to configure a grid container</text:p>
      <text:p text:style-name="Standard">-the value grid indicates a block container</text:p>
      <text:p text:style-name="Standard">-the value inline-grid indicates an inline-display container</text:p>
      <text:p text:style-name="Standard"/>
      <text:p text:style-name="Standard">Terminology</text:p>
      <text:p text:style-name="Standard">-a grid is comprised of horizontal and vertical grid lines that define grid rows and grid columns (generally referred to as tracks)</text:p>
      <text:p text:style-name="Standard">-a grid cell (which is a grid item), is the intersection of a grid row and a grid column</text:p>
      <text:p text:style-name="Standard">-a grid area is a rectangle that can contain one or more grid items</text:p>
      <text:p text:style-name="Standard"/>
      <text:p text:style-name="Standard">Configure Grid Columns and Rows</text:p>
      <text:p text:style-name="Standard">-a basic method to configure grid rows and columns is to use the grid-template-columns and grid-template-rows properties to tell the browser how much space to reserve for each row and column in the grid</text:p>
      <text:p text:style-name="Standard">-values accepted for grid-template-columns and grid-template-rows include pixels, percentages, <text:soft-page-break/>keywords such as auto, and flex factor units</text:p>
      <text:p text:style-name="Standard">-the auto keyword allocates enough space to hold the content of the grid area</text:p>
      <text:p text:style-name="Standard">-a new unit fr denotes a flex factor and directs the browser to allocate portions of the remaining space. Use 1 fr to allocate all remaining space </text:p>
      <text:p text:style-name="Standard"/>
      <text:p text:style-name="Standard">Example Grid </text:p>
      <text:p text:style-name="Standard">*header is 200px in height, takes up the first row and spans two columns</text:p>
      <text:p text:style-name="Standard">*nav is 150 px wide and is located in the first column of the second row</text:p>
      <text:p text:style-name="Standard">*main content is located in the second column of the second row and needs to be large enough to hold whatever content is provided. The width of the main content is 1fr and occupies all available space left after the nav element is rendered with a 150px width. The height of the main content is the auto value and will expand to contain whatever content is present</text:p>
      <text:p text:style-name="Standard">*the footer is 100px in height, takes up the third row, and spans three columns</text:p>
      <text:p text:style-name="Standard">-configure CSS to configure styles for an id named mygrid. Set the display property to grid. Use the grid-template-columns property to set the first column to 150px and the second column to 1fr. Use grid-template-rows property to set the first row to 200px and the second row to auto. The CSS is as follows</text:p>
      <text:p text:style-name="Standard">#mygrid { display: grid;</text:p>
      <text:p text:style-name="Standard"><text:s text:c="18"/>grid-template-columns: 150px 1fr;</text:p>
      <text:p text:style-name="Standard"><text:s text:c="18"/>grid-template-rows: 200px auto; }</text:p>
      <text:p text:style-name="Standard"/>
      <text:p text:style-name="Standard">Configure Grid Items</text:p>
      <text:p text:style-name="Standard">-once you have declared the grid and coded a template for the columns and rows, you need to indicate what elements should be placed in each grid item and grid area. There are a variety of techniques that can be used to configure grid items</text:p>
      <text:p text:style-name="Standard">-the grid-row property configures the area in rows that is reserved for the item in the grid </text:p>
      <text:p text:style-name="Standard">-the grid-column property configures the area in columns that is reserved for the item in the grid </text:p>
      <text:p text:style-name="Standard">-we'll assign the grid-row and grid-column properties for each grid item with a starting grid line number and an ending grid line number separated by a / character </text:p>
      <text:p text:style-name="Standard">-for example, the header area begins at vertical grid line 1 and ends at vertical grid line 3 in the first row (the grid track between horizontal grid line 1 and horizontal grid line 2). The CSS to configure the header is:</text:p>
      <text:p text:style-name="Standard">header { grid-row: 1 / 2;</text:p>
      <text:p text:style-name="Standard"><text:s text:c="15"/>grid-column: 1 / 3; }</text:p>
      <text:p text:style-name="Standard">-each grid item is configured in a similar manner. Configure the nav, main, and footer elements with the following CSS</text:p>
      <text:p text:style-name="Standard">nav { grid-row: 2 / 3;</text:p>
      <text:p text:style-name="Standard"><text:s text:c="10"/>grid-column: 1 / 2; }</text:p>
      <text:p text:style-name="Standard">main { grid-row: 2 / 3;</text:p>
      <text:p text:style-name="Standard"><text:s text:c="12"/>grid-column: 2 / 3; }</text:p>
      <text:p text:style-name="Standard">footer { grid-row: 3 / 4;</text:p>
      <text:p text:style-name="Standard"><text:s text:c="13"/>grid-column: 1 / 3; }</text:p>
      <text:p text:style-name="Standard"/>
      <text:p text:style-name="Standard">Hands on Practice 7.12 (using CSS Grid Layout to configure a three column grid layout)</text:p>
      <text:p text:style-name="Standard">1 Edit the embedded CSS above the media queries and add styles to configure the grid layout</text:p>
      <text:p text:style-name="Standard">1a the div assigned to the wrapper id will contain the grid, the grid contains three columns and three rows </text:p>
      <text:p text:style-name="Standard">*header: 200px in hight, takes up first row, spans 3 columns </text:p>
      <text:p text:style-name="Standard">*nav: 160px wide and is located in the first column of the second row </text:p>
      <text:p text:style-name="Standard"><text:soft-page-break/>*main: located in the second column of the second row and needs to be large enough to hold whatever content is provided. The width fo the main content is 1 fractional unit (takes up all available space after the nav and aside elements) the height of the main content is the auto value and will expand to contain whatever content is present</text:p>
      <text:p text:style-name="Standard">*aside: 160px wide and is located in the third column of the second row</text:p>
      <text:p text:style-name="Standard">*footer: 100px in height, takes up the third row, spand 3 columns</text:p>
      <text:p text:style-name="Standard">-locate the wrapper id selector in the css and add styles to configure the grid. Set the display property to grid, use the grid-template-columns property to set the first column to 160px, the second column to 1fr, and the third column to 160px. Use grid-template-rows property to set the first row to 200px, the second row to auto, and the third row to 100px. The CSS is as follows:</text:p>
      <text:p text:style-name="Standard">display: grid;</text:p>
      <text:p text:style-name="Standard">grid-template-columns: 160px 1fr 160px;</text:p>
      <text:p text:style-name="Standard">grid-template-rows: 200px auto 100px</text:p>
      <text:p text:style-name="Standard">1b add the following styles to the header element selector to indicate that the header element is placed in the first row and occupies the grid tracks from vertical grid line 1 to vertical grid line 4:</text:p>
      <text:p text:style-name="Standard">grid-row: 1 / 2;</text:p>
      <text:p text:style-name="Standard">grid-column: 1 / 4;</text:p>
      <text:p text:style-name="Standard">1c code a nav element selector and configure styles to indicate that the nav element is located in the second row and occupies the grid track from vertical grid line 1 to vertical grid line 2:</text:p>
      <text:p text:style-name="Standard">grid-row: 2 / 3;</text:p>
      <text:p text:style-name="Standard">grid-column: 1 / 2;</text:p>
      <text:p text:style-name="Standard">1d code a main element selector and configure styles to indicate that the main element is located in the second row and occupies the grid track from vertical grid line 2 to vertical grid line 3</text:p>
      <text:p text:style-name="Standard">grid-row: 2 / 3</text:p>
      <text:p text:style-name="Standard">grid-column: 2 / 3</text:p>
      <text:p text:style-name="Standard">1e code an aside element selector and configure styles to indicate that the aside element is located in the second row and occupies the grid track from vertical grid line 3 to 4</text:p>
      <text:p text:style-name="Standard">grid-row: 2 / 3;</text:p>
      <text:p text:style-name="Standard">grid-column: 3 / 4;</text:p>
      <text:p text:style-name="Standard">1f add the following styles to the footer element selector to indicate that the footer element is placed in the third row and occupies the grid tracks from vertical grid line 1 to 4</text:p>
      <text:p text:style-name="Standard">grid-row: 3 / 4;</text:p>
      <text:p text:style-name="Standard">grid-column: 1 / 4;</text:p>
      <text:p text:style-name="Standard">2 test in browser</text:p>
      <text:p text:style-name="Standard">3 configure for mobile displays</text:p>
      <text:p text:style-name="Standard">3a open the index.html file in a text editor and locate the first media query. Configure the display by adding the following CSS within the first media query to declare the new two-column and four-row grid</text:p>
      <text:p text:style-name="Standard">#wrapper { grid-template-columns: 1fr 160px;</text:p>
      <text:p text:style-name="Standard"><text:s text:c="19"/>grid-template-rows: 200px auto auto 100px; }</text:p>
      <text:p text:style-name="Standard">header { grid-row: 1 / 2;</text:p>
      <text:p text:style-name="Standard"><text:s text:c="15"/>grid-column: 1 / 3; }</text:p>
      <text:p text:style-name="Standard">main { grid-row: 3 / 4;</text:p>
      <text:p text:style-name="Standard"><text:s text:c="12"/>grid-column: 1 / 2; }</text:p>
      <text:p text:style-name="Standard">aside { grid-row: 3 / 4;</text:p>
      <text:p text:style-name="Standard"><text:s text:c="13"/>grid-column: 2 / 3; }</text:p>
      <text:p text:style-name="Standard">footer { grid-row: 4 / 5;</text:p>
      <text:p text:style-name="Standard"><text:s text:c="13"/>grid-column: 1 / 3; }</text:p>
      <text:p text:style-name="Standard"/>
      <text:p text:style-name="Standard"><text:soft-page-break/>5b configure the single column display by adding the following css within the second media query to declare the new one column and five row grid. Note how the grid-row property is used to change the order of elements to cause the nav element to display below the aside element and above the footer element</text:p>
      <text:p text:style-name="Standard">#wrapper { grid-template-columns: auto;</text:p>
      <text:p text:style-name="Standard"><text:s text:c="19"/>grid-template-rows: 200px auto auto auto 100pz; }</text:p>
      <text:p text:style-name="Standard">header { grid-row: 1 / 2;</text:p>
      <text:p text:style-name="Standard"><text:s text:c="15"/>grid-column: 1 / 2;}</text:p>
      <text:p text:style-name="Standard">nav { grid-row: 4 / 5;</text:p>
      <text:p text:style-name="Standard"><text:s text:c="10"/>grid-column: 1 / 2; }</text:p>
      <text:p text:style-name="Standard">main { grid-row: 2 / 3;</text:p>
      <text:p text:style-name="Standard"><text:s text:c="12"/>grid-column: 1 / 2; }</text:p>
      <text:p text:style-name="Standard">aside { grid-row: 3 / 4;</text:p>
      <text:p text:style-name="Standard"><text:s text:c="12"/>grid-column: 1 / 2; }</text:p>
      <text:p text:style-name="Standard">footer { grid-row: 5 / 6;</text:p>
      <text:p text:style-name="Standard"><text:s text:c="14"/>grid-column: 1 / 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0-05T16:36:02.67</meta:creation-date>
    <dc:date>2020-10-08T15:12:39.46</dc:date>
    <meta:editing-duration>PT7H16M59S</meta:editing-duration>
    <meta:editing-cycles>58</meta:editing-cycles>
    <meta:generator>OpenOffice/4.1.7$Win32 OpenOffice.org_project/417m1$Build-9800</meta:generator>
    <meta:document-statistic meta:table-count="0" meta:image-count="0" meta:object-count="0" meta:page-count="21" meta:paragraph-count="667" meta:word-count="8078" meta:character-count="49700"/>
  </office:meta>
</office:document-meta>
</file>